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roman" style:font-pitch="variable"/>
    <style:font-face style:name="WenQuanYi Zen Hei1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7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5.75cm" fo:min-width="10.768cm"/>
    </style:style>
    <style:style style:name="gr3" style:family="graphic" style:parent-style-name="standard">
      <style:graphic-properties draw:textarea-horizontal-align="justify" draw:textarea-vertical-align="middle" draw:auto-grow-height="false" fo:min-height="5.75cm" fo:min-width="10.879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802cm"/>
      <style:paragraph-properties style:writing-mode="lr-tb"/>
    </style:style>
    <style:style style:name="gr6" style:family="graphic" style:parent-style-name="standard">
      <style:graphic-properties draw:fill-color="#81d41a" draw:textarea-horizontal-align="justify" draw:textarea-vertical-align="middle" draw:auto-grow-height="false" fo:min-height="0.282cm" fo:min-width="0.03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1cm" fo:min-width="20.504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6.5cm" fo:min-width="8cm"/>
    </style:style>
    <style:style style:name="gr9" style:family="graphic" style:parent-style-name="objectwithoutfill">
      <style:graphic-properties draw:marker-end="Arrowheads_20_1" draw:marker-end-width="0.3cm" draw:fill="none" draw:textarea-vertical-align="middle"/>
    </style:style>
    <style:style style:name="gr10" style:family="graphic" style:parent-style-name="objectwithoutfill">
      <style:graphic-properties draw:marker-end="Arrowheads_20_2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7.226cm" fo:min-width="7.102cm"/>
      <style:paragraph-properties style:writing-mode="lr-tb"/>
    </style:style>
    <style:style style:name="P1" style:family="paragraph">
      <loext:graphic-properties draw:fill="none" draw:fill-color="#ffffff"/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81d41a"/>
      <style:paragraph-properties fo:text-align="center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5cm" svg:height="3cm" svg:x="1.25cm" svg:y="1.698cm">
          <draw:text-box>
            <text:p><text:span text:style-name="T1">CPU</text:span></text:p>
          </draw:text-box>
        </draw:frame>
        <draw:frame draw:style-name="gr1" draw:text-style-name="P1" draw:layer="layout" svg:width="9.5cm" svg:height="3cm" svg:x="26.5cm" svg:y="1.5cm">
          <draw:text-box>
            <text:p><text:span text:style-name="T1">RAM</text:span></text:p>
          </draw:text-box>
        </draw:frame>
        <draw:custom-shape draw:style-name="gr2" draw:text-style-name="P2" draw:layer="layout" svg:width="11.268cm" svg:height="6cm" svg:x="0.732cm" svg:y="13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1.379cm" svg:height="6cm" svg:x="28.75cm" svg:y="13.75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10.308cm" svg:height="7.697cm" draw:transform="skewX (0.240331837999619) rotate (0.770039265979898) translate (0.593549860159978cm 18.2164329662056cm)" svg:viewBox="0 0 10309 7698" svg:d="M0 147c786 6 1567-96 2351-144 1215-75-107 1209 866 1671 818 389 2058-1021 2125 556 34 829 1036 732 1595 666 627-73 1719 22 1674 1020-25 572-148 1099-281 1706-176 807 892 547 1334 871l386 244 115 616 144 345">
          <text:p/>
        </draw:path>
        <draw:path draw:style-name="gr4" draw:text-style-name="P3" draw:layer="layout" svg:width="6.251cm" svg:height="10.653cm" draw:transform="skewX (0.128979831722381) rotate (1.34966311056722) translate (28.8032634518033cm 18.366055940249cm)" svg:viewBox="0 0 6252 10654" svg:d="M0 49c915-60 1980-149 2718 317 601 379 345 1197 22 1713-430 691-1062 1365-1099 2147-25 506-207 1150 401 1583 468 332 209 1022 689 1345 603 405 1507-47 2192 180 797 265 310 1199-576 1379-426 87-1541-139-890 637 449 534 1215 557 1868 470l744 300 183 517-259 17">
          <text:p/>
        </draw:path>
        <draw:frame draw:style-name="gr5" draw:text-style-name="P4" draw:layer="layout" svg:width="6.75cm" svg:height="1.052cm" svg:x="2.25cm" svg:y="20.25cm">
          <draw:text-box>
            <text:p>Optimal</text:p>
          </draw:text-box>
        </draw:frame>
        <draw:custom-shape draw:style-name="gr6" draw:text-style-name="P5" draw:layer="layout" svg:width="0.75cm" svg:height="0.75cm" svg:x="1cm" svg:y="2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6.75cm" svg:height="1.052cm" svg:x="29.346cm" svg:y="20.5cm">
          <draw:text-box>
            <text:p>Optimal</text:p>
          </draw:text-box>
        </draw:frame>
        <draw:custom-shape draw:style-name="gr6" draw:text-style-name="P5" draw:layer="layout" svg:width="0.75cm" svg:height="0.75cm" svg:x="28.346cm" svg:y="20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21.004cm" svg:height="1.491cm" svg:x="9.5cm" svg:y="27cm">
          <draw:text-box>
            <text:p><text:span text:style-name="T2">Your machine is exhibiting optimal performance</text:span></text:p>
          </draw:text-box>
        </draw:frame>
        <draw:custom-shape draw:style-name="gr8" draw:text-style-name="P2" draw:layer="layout" svg:width="8.5cm" svg:height="6.75cm" svg:x="2.75cm" svg:y="6.75cm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" draw:text-style-name="P2" draw:layer="layout" svg:width="8.5cm" svg:height="6.75cm" svg:x="29cm" svg:y="6.25cm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9" draw:text-style-name="P3" draw:layer="layout" svg:x1="7cm" svg:y1="10.5cm" svg:x2="5cm" svg:y2="8cm">
          <text:p/>
        </draw:line>
        <draw:line draw:style-name="gr10" draw:text-style-name="P3" draw:layer="layout" svg:x1="32.75cm" svg:y1="10.5cm" svg:x2="32cm" svg:y2="7.25cm">
          <text:p/>
        </draw:line>
        <draw:custom-shape draw:style-name="gr11" draw:text-style-name="P2" draw:layer="layout" svg:width="10.75cm" svg:height="10.57cm" svg:x="14.5cm" svg:y="2cm">
          <text:p text:style-name="P2"><text:span text:style-name="T3">Pie chart cp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0.75cm" svg:height="10.57cm" svg:x="14.5cm" svg:y="14.93cm">
          <text:p text:style-name="P2"><text:span text:style-name="T3">Pie chart ra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roman" style:font-pitch="variable"/>
    <style:font-face style:name="WenQuanYi Zen Hei1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WenQuanYi Zen Hei" fo:font-size="24pt" fo:language="en" fo:country="AU" style:font-name-asian="Cantarell" style:font-size-asian="24pt" style:language-asian="zh" style:country-asian="CN" style:font-name-complex="WenQuanYi Zen Hei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WenQuanYi Zen Hei" fo:font-family="'WenQuanYi Zen Hei'" style:font-family-generic="roman" style:font-pitch="variable" fo:font-size="18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7T11:30:39.801785816</meta:creation-date>
    <dc:date>2023-05-19T13:10:42.732530686</dc:date>
    <meta:editing-duration>PT49M37S</meta:editing-duration>
    <meta:editing-cycles>2</meta:editing-cycles>
    <meta:generator>LibreOffice/7.5.3.2$Linux_X86_64 LibreOffice_project/50$Build-2</meta:generator>
    <meta:document-statistic meta:object-count="17"/>
  </office:meta>
</office:document-meta>
</file>